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8.636cm" svg:x="2.524cm" svg:y="2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11cm" svg:height="0.645cm" svg:x="2.651cm" svg:y="2.438cm">
          <draw:text-box>
            <text:p text:style-name="P2"><text:span text:style-name="T1">Summary:</text:span></text:p>
          </draw:text-box>
        </draw:frame>
        <draw:frame draw:style-name="gr2" draw:text-style-name="P2" draw:layer="layout" svg:width="2.365cm" svg:height="0.645cm" svg:x="2.699cm" svg:y="3.394cm">
          <draw:text-box>
            <text:p text:style-name="P2"><text:span text:style-name="T1">Description:</text:span></text:p>
          </draw:text-box>
        </draw:frame>
        <draw:custom-shape draw:style-name="gr1" draw:text-style-name="P1" draw:layer="layout" svg:width="3.865cm" svg:height="0.485cm" svg:x="5.39cm" svg:y="2.54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962cm" svg:height="2.756cm" svg:x="7.985cm" svg:y="5.045cm">
          <draw:text-box>
            <text:p><text:span text:style-name="T2"><text:tab/></text:span><text:span text:style-name="T1"> </text:span><text:span text:style-name="T1">(open </text:span><text:span text:style-name="T1"><text:tab/></text:span><text:span text:style-name="T1"><text:tab/></text:span><text:span text:style-name="T1">or</text:span><text:span text:style-name="T1"><text:tab/></text:span><text:span text:style-name="T1"> closed)</text:span></text:p>
            <text:p><text:span text:style-name="T2"><text:tab/></text:span><text:span text:style-name="T2"> <text:s/></text:span><text:span text:style-name="T3"><text:s/></text:span><text:span text:style-name="T3">-new </text:span><text:span text:style-name="T3"><text:tab/></text:span><text:span text:style-name="T3"><text:tab/></text:span><text:span text:style-name="T3"><text:tab/></text:span><text:span text:style-name="T3"> <text:s/>-fixed</text:span><text:span text:style-name="T3"><text:tab/></text:span></text:p>
            <text:p><text:span text:style-name="T3"><text:tab/></text:span><text:span text:style-name="T3"> <text:s text:c="2"/></text:span><text:span text:style-name="T3">-accepted</text:span><text:span text:style-name="T3"><text:tab/></text:span><text:span text:style-name="T3"> <text:s/></text:span><text:span text:style-name="T3"><text:tab/></text:span><text:span text:style-name="T3"> <text:s/>-verified</text:span></text:p>
            <text:p><text:span text:style-name="T3"><text:s/></text:span><text:span text:style-name="T3"><text:tab/></text:span><text:span text:style-name="T3"> <text:s text:c="2"/></text:span><text:span text:style-name="T3">-started</text:span><text:span text:style-name="T3"><text:tab/></text:span><text:span text:style-name="T3"><text:tab/></text:span><text:span text:style-name="T3"> <text:s/></text:span><text:span text:style-name="T3"><text:tab/></text:span><text:span text:style-name="T3"> <text:s/>-invalid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-duplicate</text:span></text:p>
            <text:p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 <text:s/></text:span><text:span text:style-name="T3">-won't fix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-done</text:span></text:p>
          </draw:text-box>
        </draw:frame>
        <draw:frame draw:style-name="gr2" draw:text-style-name="P2" draw:layer="layout" svg:width="1.641cm" svg:height="0.645cm" svg:x="2.732cm" svg:y="6.285cm">
          <draw:text-box>
            <text:p text:style-name="P2"><text:span text:style-name="T1">Owner:</text:span></text:p>
          </draw:text-box>
        </draw:frame>
        <draw:frame draw:style-name="gr2" draw:text-style-name="P2" draw:layer="layout" svg:width="1.366cm" svg:height="0.645cm" svg:x="2.833cm" svg:y="7.486cm">
          <draw:text-box>
            <text:p text:style-name="P2"><text:span text:style-name="T1">Type:</text:span></text:p>
          </draw:text-box>
        </draw:frame>
        <draw:frame draw:style-name="gr2" draw:text-style-name="P4" draw:layer="layout" svg:width="3.228cm" svg:height="0.877cm" svg:x="9.49cm" svg:y="7.476cm">
          <draw:text-box>
            <text:p text:style-name="P4"><text:span text:style-name="T3">-defect, enhancement</text:span></text:p>
            <text:p text:style-name="P4"><text:span text:style-name="T3">task, review, other</text:span></text:p>
          </draw:text-box>
        </draw:frame>
        <draw:frame draw:style-name="gr2" draw:text-style-name="P2" draw:layer="layout" svg:width="1.7cm" svg:height="0.645cm" svg:x="2.834cm" svg:y="8.787cm">
          <draw:text-box>
            <text:p text:style-name="P2"><text:span text:style-name="T1">Priority:</text:span></text:p>
          </draw:text-box>
        </draw:frame>
        <draw:frame draw:style-name="gr2" draw:text-style-name="P4" draw:layer="layout" svg:width="1.598cm" svg:height="1.503cm" svg:x="9.491cm" svg:y="8.776cm">
          <draw:text-box>
            <text:p text:style-name="P4"><text:span text:style-name="T3">-critical</text:span></text:p>
            <text:p text:style-name="P4"><text:span text:style-name="T3">-high</text:span></text:p>
            <text:p text:style-name="P4"><text:span text:style-name="T3">-medium</text:span></text:p>
            <text:p text:style-name="P4"><text:span text:style-name="T3">-low</text:span></text:p>
          </draw:text-box>
        </draw:frame>
        <draw:frame draw:style-name="gr2" draw:text-style-name="P2" draw:layer="layout" svg:width="1.603cm" svg:height="0.645cm" svg:x="2.7cm" svg:y="5.095cm">
          <draw:text-box>
            <text:p text:style-name="P2"><text:span text:style-name="T1">Status:</text:span></text:p>
          </draw:text-box>
        </draw:frame>
        <draw:custom-shape draw:style-name="gr1" draw:text-style-name="P1" draw:layer="layout" svg:width="3.865cm" svg:height="1.245cm" svg:x="5.389cm" svg:y="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65cm" svg:height="0.485cm" svg:x="5.389cm" svg:y="5.2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65cm" svg:height="0.485cm" svg:x="5.389cm" svg:y="6.3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65cm" svg:height="0.485cm" svg:x="5.388cm" svg:y="7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65cm" svg:height="0.485cm" svg:x="5.388cm" svg:y="8.8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3T17:04:07</meta:creation-date>
    <dc:date>2012-03-03T17:20:03</dc:date>
    <meta:editing-duration>PT15M8S</meta:editing-duration>
    <meta:editing-cycles>43</meta:editing-cycles>
    <meta:generator>LibreOffice/3.5$MacOSX_x86 LibreOffice_project/7e68ba2-a744ebf-1f241b7-c506db1-7d53735</meta:generator>
    <meta:document-statistic meta:object-count="16"/>
  </office:meta>
</office:document-meta>
</file>